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Ubuntu Mono" svg:font-family="'Ubuntu Mono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43b09" officeooo:paragraph-rsid="00043b09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43b09" officeooo:paragraph-rsid="00043b09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43b09" officeooo:paragraph-rsid="00043b09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04e8d8" officeooo:paragraph-rsid="0004e8d8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4e8d8" officeooo:paragraph-rsid="0004e8d8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43b09" officeooo:paragraph-rsid="00043b0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4e8d8" officeooo:paragraph-rsid="0004e8d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537c3" officeooo:paragraph-rsid="000537c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04e8d8"/>
    </style:style>
    <style:style style:name="P10" style:family="paragraph" style:parent-style-name="Standard">
      <style:paragraph-properties fo:text-align="start" style:justify-single-word="false"/>
      <style:text-properties officeooo:rsid="0004e8d8" officeooo:paragraph-rsid="0004e8d8"/>
    </style:style>
    <style:style style:name="P11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Ubuntu Mono" fo:font-size="10.3999996185303pt" fo:letter-spacing="normal" fo:font-style="normal" style:text-underline-style="solid" style:text-underline-width="auto" style:text-underline-color="font-color" fo:font-weight="normal" officeooo:rsid="000537c3" officeooo:paragraph-rsid="000537c3" style:font-size-asian="10.5pt" style:font-weight-asian="normal" style:font-size-complex="12pt" style:font-weight-complex="normal"/>
    </style:style>
    <style:style style:name="P12" style:family="paragraph" style:parent-style-name="Preformatted_20_Text">
      <style:paragraph-properties fo:margin-top="0in" fo:margin-bottom="0in" style:contextual-spacing="false" style:line-height-at-least="0.1665in" fo:orphans="2" fo:widows="2" fo:padding="0in" fo:border="none"/>
      <style:text-properties fo:font-variant="normal" fo:text-transform="none" fo:color="#000000" fo:letter-spacing="normal"/>
    </style:style>
    <style:style style:name="P13" style:family="paragraph" style:parent-style-name="Preformatted_20_Text">
      <style:paragraph-properties fo:margin-top="0in" fo:margin-bottom="0in" style:contextual-spacing="false" style:line-height-at-least="0.1665in" fo:orphans="2" fo:widows="2" fo:padding="0in" fo:border="none"/>
      <style:text-properties fo:font-variant="normal" fo:text-transform="none" fo:color="#000000" style:font-name="Ubuntu Mono" fo:font-size="10.3999996185303pt" fo:letter-spacing="normal" fo:font-style="normal" fo:font-weight="normal"/>
    </style:style>
    <style:style style:name="P14" style:family="paragraph" style:parent-style-name="Preformatted_20_Text">
      <style:paragraph-properties fo:margin-top="0in" fo:margin-bottom="0in" style:contextual-spacing="false" style:line-height-at-least="0.1665in" fo:orphans="2" fo:widows="2" fo:padding="0in" fo:border="none"/>
      <style:text-properties fo:font-variant="normal" fo:text-transform="none" fo:color="#000000" style:font-name="Ubuntu Mono" fo:font-size="10.3999996185303pt" fo:letter-spacing="normal" fo:font-style="normal" style:text-underline-style="solid" style:text-underline-width="auto" style:text-underline-color="font-color" fo:font-weight="normal"/>
    </style:style>
    <style:style style:name="P15" style:family="paragraph" style:parent-style-name="Preformatted_20_Text">
      <style:paragraph-properties fo:margin-top="0in" fo:margin-bottom="0in" style:contextual-spacing="false" style:line-height-at-least="0.1665in" fo:orphans="2" fo:widows="2" fo:padding="0in" fo:border="none"/>
    </style:style>
    <style:style style:name="P16" style:family="paragraph" style:parent-style-name="Preformatted_20_Text">
      <style:paragraph-properties fo:margin-top="0in" fo:margin-bottom="0in" style:contextual-spacing="false" style:line-height-at-least="0.1665in" fo:orphans="2" fo:widows="2" fo:padding="0in" fo:border="none"/>
      <style:text-properties fo:font-variant="normal" fo:text-transform="none" fo:color="#000000" style:font-name="Ubuntu Mono" fo:font-size="10.3999996185303pt" fo:letter-spacing="normal" fo:font-style="normal" fo:font-weight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43b09" officeooo:paragraph-rsid="00043b09" style:font-size-asian="10.5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043b09" officeooo:paragraph-rsid="00043b09" style:font-size-asian="10.5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043b09" officeooo:paragraph-rsid="00043b09" style:font-size-asian="10.5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43b09" officeooo:paragraph-rsid="00043b09" style:font-size-asian="10.5pt" style:font-weight-asian="normal" style:font-size-complex="12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fo:font-size="12pt" fo:font-style="normal" style:text-underline-style="none" fo:font-weight="normal" officeooo:rsid="0004e8d8" officeooo:paragraph-rsid="0004e8d8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4e8d8"/>
    </style:style>
    <style:style style:name="T3" style:family="text">
      <style:text-properties style:text-underline-style="none" fo:font-weight="bold" officeooo:rsid="0004e8d8" style:font-weight-asian="bold" style:font-weight-complex="bold"/>
    </style:style>
    <style:style style:name="T4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style:text-underline-style="none" fo:font-weight="normal" officeooo:rsid="0004e8d8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T7" style:family="text">
      <style:text-properties fo:font-size="12pt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style:text-underline-style="solid" style:text-underline-width="auto" style:text-underline-color="font-color" fo:font-weight="bold" style:font-size-asian="10.5pt" style:font-style-asian="normal" style:font-weight-asian="bold" style:font-size-complex="12pt" style:font-style-complex="normal" style:font-weight-complex="bold"/>
    </style:style>
    <style:style style:name="T9" style:family="text">
      <style:text-properties fo:font-size="12pt" fo:font-style="normal" style:text-underline-style="solid" style:text-underline-width="auto" style:text-underline-color="font-color" fo:font-weight="bold" officeooo:rsid="0004e8d8" style:font-size-asian="10.5pt" style:font-style-asian="normal" style:font-weight-asian="bold" style:font-size-complex="12pt" style:font-style-complex="normal" style:font-weight-complex="bold"/>
    </style:style>
    <style:style style:name="T10" style:family="text">
      <style:text-properties fo:font-size="12pt" fo:font-style="italic" style:text-underline-style="none" fo:font-weight="bold" style:font-size-asian="10.5pt" style:font-style-asian="italic" style:font-weight-asian="bold" style:font-size-complex="12pt" style:font-style-complex="italic" style:font-weight-complex="bold"/>
    </style:style>
    <style:style style:name="T11" style:family="text">
      <style:text-properties officeooo:rsid="0004e8d8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Ubuntu Mono" fo:font-size="10.3999996185303pt" fo:font-style="normal" fo:font-weight="normal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 for well object</text:p>
      <text:p text:style-name="P2"><text:span text:style-name="T12">Objective</text:span>:<text:span text:style-name="T1"> Review what are contained in a well object and document several functions needed for fitting data. </text:span><text:span text:style-name="T2">Specifically, these attributes are in </text:span><text:span text:style-name="T3">class.well.R</text:span><text:span text:style-name="T2"> </text:span></text:p>
      <text:p text:style-name="P6"/>
      <text:p text:style-name="P7">Creating a new well object in R only requires Time and OD vectors, <text:s/>which will fill slot “screen.data”.</text:p>
      <text:p text:style-name="P6"/>
      <text:p text:style-name="P3"><text:span text:style-name="T11">I/ </text:span>List of well's attributes:</text:p>
      <text:list xml:id="list1777191332804643658" text:style-name="L1">
        <text:list-item>
          <text:p text:style-name="P17">position - 3-member vector containing identifying information for the well: row (letters), column (numbers) and plate ID. </text:p>
        </text:list-item>
        <text:list-item>
          <text:p text:style-name="P17">well.info - a list containing strain and media names if provided.</text:p>
        </text:list-item>
        <text:list-item>
          <text:p text:style-name="P17">screen.data - a data frame with Time and raw OD values. This is the only slot that is filled upon creation of a well object. As different functions are run on the well the data frame gets filled with additional columns. </text:p>
        </text:list-item>
        <text:list-item>
          <text:p text:style-name="P17">use.log - a single logical value denoting whether to return log-transformed values when data is requested from the well.</text:p>
        </text:list-item>
        <text:list-item>
          <text:p text:style-name="P20"><text:span text:style-name="T1">norm - a value to subtract from all OD values before returning data, </text:span><text:span text:style-name="T2">f</text:span><text:span text:style-name="T1">illed by &lt;normalize.ODs&gt; (see normalize.and.transform.R)</text:span></text:p>
        </text:list-item>
        <text:list-item>
          <text:p text:style-name="P17">curve.par - a list of parameters that denote whether the well is empty, whether it contains ODs indicating a viable culture, whether it tanks at a certain timepoint. <text:s/></text:p>
        </text:list-item>
      </text:list>
      <text:p text:style-name="P6"/>
      <text:p text:style-name="P6">If model fitting using &lt;fit.model&gt; is successful:</text:p>
      <text:list xml:id="list2157813995500956562" text:style-name="L2">
        <text:list-item>
          <text:p text:style-name="P18">fit.par - will be a list containing the fitted model parameters</text:p>
        </text:list-item>
        <text:list-item>
          <text:p text:style-name="P18">equation - will contain an expression for evaluating the successfully fitted model </text:p>
        </text:list-item>
        <text:list-item>
          <text:p text:style-name="P18">model.name - will contain the name of the successfully fit model</text:p>
        </text:list-item>
      </text:list>
      <text:p text:style-name="P2"/>
      <text:list xml:id="list5163617977553389700" text:style-name="L3">
        <text:list-item>
          <text:p text:style-name="P19">fit.info - a message with info about whether the fit was successful, failed, or skipped. </text:p>
        </text:list-item>
        <text:list-item>
          <text:p text:style-name="P19">add.info - a message with info about whether jumps in OD were detected or removed, or if ODs were detected below the blank OD. <text:s/></text:p>
        </text:list-item>
      </text:list>
      <text:p text:style-name="P6"/>
      <text:p text:style-name="P8">An example of content of a single plate with no layout well object:</text:p>
      <text:p text:style-name="P8"/>
      <text:p text:style-name="P11">Slot "position":</text:p>
      <text:p text:style-name="P12"><text:s text:c="33"/><text:span text:style-name="T13">plate <text:s text:c="35"/>row <text:s text:c="35"/>col </text:span></text:p>
      <text:p text:style-name="P13">"single - YPDAFEXglucoseTests_2-25-10" <text:s text:c="35"/>"H" <text:s text:c="34"/>"12" </text:p>
      <text:p text:style-name="P15"/>
      <text:p text:style-name="P14">Slot "well.info":</text:p>
      <text:p text:style-name="P13">$Strain</text:p>
      <text:p text:style-name="P13">[1] Unknown Strain</text:p>
      <text:p text:style-name="P13">Levels: Unknown Strain</text:p>
      <text:p text:style-name="P15"/>
      <text:p text:style-name="P13">$Media</text:p>
      <text:p text:style-name="P13">[1] Unknown Media</text:p>
      <text:p text:style-name="P13">Levels: Unknown Media</text:p>
      <text:p text:style-name="P15"/>
      <text:p text:style-name="P15"/>
      <text:p text:style-name="P14">Slot "screen.data":</text:p>
      <text:p text:style-name="P12"><text:s text:c="5"/><text:span text:style-name="T13">Time <text:s text:c="4"/>OD</text:span></text:p>
      <text:p text:style-name="P13">1 <text:s text:c="5"/>-1 0.0572</text:p>
      <text:p text:style-name="P13"><text:soft-page-break/>2 <text:s text:c="6"/>0 0.0577</text:p>
      <text:p text:style-name="P15"/>
      <text:p text:style-name="P14">Slot "use.log":</text:p>
      <text:p text:style-name="P13">logical(0)</text:p>
      <text:p text:style-name="P15"/>
      <text:p text:style-name="P14">Slot "norm":</text:p>
      <text:p text:style-name="P13">numeric(0)</text:p>
      <text:p text:style-name="P15"/>
      <text:p text:style-name="P14">Slot "curve.par":</text:p>
      <text:p text:style-name="P13">$empty.well</text:p>
      <text:p text:style-name="P13">[1] FALSE</text:p>
      <text:p text:style-name="P15"/>
      <text:p text:style-name="P15"/>
      <text:p text:style-name="P14">Slot "fit.par":</text:p>
      <text:p text:style-name="P13">list()</text:p>
      <text:p text:style-name="P15"/>
      <text:p text:style-name="P14">Slot "equation":</text:p>
      <text:p text:style-name="P13">expression()</text:p>
      <text:p text:style-name="P15"/>
      <text:p text:style-name="P14">Slot "model.name":</text:p>
      <text:p text:style-name="P13">character(0)</text:p>
      <text:p text:style-name="P15"/>
      <text:p text:style-name="P14">Slot "fit.info":</text:p>
      <text:p text:style-name="P13">character(0)</text:p>
      <text:p text:style-name="P15"/>
      <text:p text:style-name="P14">Slot "add.info":</text:p>
      <text:p text:style-name="P13">character(0)</text:p>
      <text:p text:style-name="P8"/>
      <text:p text:style-name="P6"/>
      <text:p text:style-name="P4">II/ Some misc functions to extract and transform information from well objects. </text:p>
      <text:p text:style-name="P4"/>
      <text:p text:style-name="P5">(This list only contains functions that take part in the procedure of fitting, finding goodness, and finding the reached plateau.)</text:p>
      <text:p text:style-name="P5"/>
      <text:p text:style-name="P9"><text:span text:style-name="T5"><text:tab/></text:span><text:span text:style-name="T9">data.from</text:span><text:span text:style-name="T5">: Receives a well object and 4 logical values: &lt;remove&gt;, &lt;remove.tanking&gt;, &lt;raw.data&gt;, and &lt;na.rm&gt;. </text:span></text:p>
      <text:p text:style-name="P5"><text:tab/>By default it returns a two-column data frame with time and OD (or log OD if the &lt;use.log&gt; slot is true in the object), after normalization to the value specified in &lt;norm&gt; slot. <text:s text:c="3"/></text:p>
      <text:list xml:id="list7056449542117197473" text:style-name="L4">
        <text:list-item>
          <text:list>
            <text:list-item>
              <text:p text:style-name="P21">With &lt;remove&gt; set to true the rows specified in the &lt;remove&gt; column of the &lt;screen.data&gt; slot are not returned. </text:p>
            </text:list-item>
            <text:list-item>
              <text:p text:style-name="P21"><text:s/>With &lt;remove.tanking&gt; set to true all the rows after the &lt;tanking.start&gt; index are removed. </text:p>
            </text:list-item>
            <text:list-item>
              <text:p text:style-name="P21"><text:s/>Setting &lt;raw.data&gt; to true overrides all these settings and just returns 2 columns with Time and Raw OD.</text:p>
            </text:list-item>
          </text:list>
        </text:list-item>
      </text:list>
      <text:p text:style-name="P5"/>
      <text:p text:style-name="P10"><text:span text:style-name="T4"><text:tab/></text:span><text:span text:style-name="T7">s</text:span><text:span text:style-name="T8">lopes</text:span><text:span text:style-name="T6">: </text:span><text:span text:style-name="T4">Receives a well object and 3 logical values: &lt;remove&gt;, &lt;remove.tanking&gt;, and &lt;na.rm&gt;.</text:span></text:p>
      <text:p text:style-name="P10"><text:span text:style-name="T4"><text:tab/>This function acts much like </text:span><text:span text:style-name="T10">&lt;data.from&gt; </text:span><text:span text:style-name="T4">but gives a single vector containing the slope at each point. It also has a parameter allowing removal of NA values.</text:span></text:p>
      <text:p text:style-name="P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Ubuntu Mono" svg:font-family="'Ubuntu Mono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h </meta:initial-creator>
    <meta:creation-date>2014-05-27T14:16:00.145181828</meta:creation-date>
    <dc:date>2014-06-02T15:20:18.329594349</dc:date>
    <dc:creator>Minh </dc:creator>
    <meta:editing-duration>PT11M24S</meta:editing-duration>
    <meta:editing-cycles>5</meta:editing-cycles>
    <meta:generator>LibreOffice/4.1.3.2$Linux_X86_64 LibreOffice_project/410m0$Build-2</meta:generator>
    <meta:document-statistic meta:table-count="0" meta:image-count="0" meta:object-count="0" meta:page-count="2" meta:paragraph-count="58" meta:word-count="523" meta:character-count="3409" meta:non-whitespace-character-count="2738"/>
  </office:meta>
</office:document-meta>
</file>